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E000002643AB8D8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8cm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5cm" fo:min-width="2.25cm" fo:padding-top="0cm" fo:padding-bottom="0cm" fo:padding-left="0cm" fo:padding-right="0cm" draw:shadow-opacity="100%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612cm" fo:min-width="2.25cm" fo:padding-top="0cm" fo:padding-bottom="0cm" fo:padding-left="0cm" fo:padding-right="0cm" draw:shadow-opacity="100%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5cm" fo:min-width="2.25cm" fo:padding-top="0cm" fo:padding-bottom="0cm" fo:padding-left="0cm" fo:padding-right="0cm" draw:shadow-opacity="100%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standard">
      <style:graphic-properties svg:stroke-width="0.05cm" svg:stroke-color="#ff0000" draw:marker-start-width="0.275cm" draw:marker-end-width="0.275cm" draw:fill="none" loext:fill-use-slide-background="false" draw:textarea-horizontal-align="justify" draw:textarea-vertical-align="middle" draw:auto-grow-height="false" fo:min-height="0cm" fo:min-width="0cm" fo:padding-top="0.15cm" fo:padding-bottom="0.15cm" fo:padding-left="0.275cm" fo:padding-right="0.275cm" style:writing-mode="lr-tb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 draw:opacity="100%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solid" draw:fill-color="#ffffff" draw:opacity="100%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Arial1" fo:font-size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818cm" svg:height="0.962cm" svg:x="1.182cm" svg:y="1.188cm">
          <draw:text-box>
            <text:p>TacoSetter Rondo</text:p>
          </draw:text-box>
        </draw:frame>
        <draw:frame draw:style-name="gr2" draw:text-style-name="P3" draw:layer="layout" svg:width="8.35cm" svg:height="0.569cm" svg:x="10.4cm" svg:y="27.531cm">
          <draw:text-box>
            <text:p text:style-name="P2"><text:span text:style-name="T1">File </text:span><text:span text:style-name="T1"><text:file-name text:display="name">20240920a_TacoSetter_Rondo_ABCD_fluss</text:file-name></text:span></text:p>
          </draw:text-box>
        </draw:frame>
        <draw:frame draw:style-name="gr3" draw:text-style-name="P4" draw:layer="layout" svg:width="15.168cm" svg:height="19.419cm" svg:x="2.247cm" svg:y="6.75cm">
          <draw:image xlink:href="Pictures/10000000000001DE000002643AB8D85E.png" xlink:type="simple" xlink:show="embed" xlink:actuate="onLoad" draw:mime-type="image/png">
            <text:p/>
          </draw:image>
        </draw:frame>
        <draw:frame draw:style-name="gr1" draw:text-style-name="P1" draw:layer="layout" svg:width="6.818cm" svg:height="0.962cm" svg:x="1.182cm" svg:y="1.188cm">
          <draw:text-box>
            <text:p>TacoSetter Rondo</text:p>
          </draw:text-box>
        </draw:frame>
        <draw:frame draw:style-name="gr4" draw:text-style-name="P5" draw:layer="layout" svg:width="2.33cm" svg:height="0.75cm" draw:transform="rotate (1.5707963267949) translate (16.536cm 7.032cm)">
          <draw:text-box>
            <text:p>0.6 m³/h</text:p>
          </draw:text-box>
        </draw:frame>
        <draw:frame draw:style-name="gr4" draw:text-style-name="P5" draw:layer="layout" svg:width="2.682cm" svg:height="0.75cm" draw:transform="rotate (1.5707963267949) translate (7.25cm 7.032cm)">
          <draw:text-box>
            <text:p>0.06 m³/h</text:p>
          </draw:text-box>
        </draw:frame>
        <draw:frame draw:style-name="gr4" draw:text-style-name="P5" draw:layer="layout" svg:width="2.682cm" svg:height="0.75cm" draw:transform="rotate (1.5707963267949) translate (4.45cm 7.032cm)">
          <draw:text-box>
            <text:p>0.03 m³/h</text:p>
          </draw:text-box>
        </draw:frame>
        <draw:frame draw:style-name="gr4" draw:text-style-name="P5" draw:layer="layout" svg:width="2.682cm" svg:height="0.75cm" draw:transform="rotate (1.5707963267949) translate (10.05cm 7.032cm)">
          <draw:text-box>
            <text:p>0.12 m³/h</text:p>
          </draw:text-box>
        </draw:frame>
        <draw:frame draw:style-name="gr4" draw:text-style-name="P5" draw:layer="layout" svg:width="2.682cm" svg:height="0.75cm" draw:transform="rotate (1.5707963267949) translate (11.7cm 7.032cm)">
          <draw:text-box>
            <text:p>0.18 m³/h</text:p>
          </draw:text-box>
        </draw:frame>
        <draw:frame draw:style-name="gr4" draw:text-style-name="P5" draw:layer="layout" svg:width="2.682cm" svg:height="0.75cm" draw:transform="rotate (1.5707963267949) translate (12.8cm 7.032cm)">
          <draw:text-box>
            <text:p>0.24 m³/h</text:p>
          </draw:text-box>
        </draw:frame>
        <draw:frame draw:style-name="gr4" draw:text-style-name="P5" draw:layer="layout" svg:width="2.33cm" svg:height="0.75cm" draw:transform="rotate (1.5707963267949) translate (13.7cm 7.032cm)">
          <draw:text-box>
            <text:p>0.3 m³/h</text:p>
          </draw:text-box>
        </draw:frame>
        <draw:frame draw:style-name="gr4" draw:text-style-name="P5" draw:layer="layout" svg:width="2.682cm" svg:height="0.75cm" draw:transform="rotate (1.5707963267949) translate (14.5cm 7.032cm)">
          <draw:text-box>
            <text:p>0.36 m³/h</text:p>
          </draw:text-box>
        </draw:frame>
        <draw:frame draw:style-name="gr4" draw:text-style-name="P5" draw:layer="layout" svg:width="2.682cm" svg:height="0.75cm" draw:transform="rotate (1.5707963267949) translate (15.572cm 7.032cm)">
          <draw:text-box>
            <text:p>0.48 m³/h</text:p>
          </draw:text-box>
        </draw:frame>
        <draw:frame draw:style-name="gr4" draw:text-style-name="P7" draw:layer="layout" svg:width="2.25cm" svg:height="0.75cm" svg:x="17.25cm" svg:y="12.45cm">
          <draw:text-box>
            <text:p text:style-name="P6"><text:span text:style-name="T2">0.1 bar</text:span></text:p>
          </draw:text-box>
        </draw:frame>
        <draw:frame draw:style-name="gr4" draw:text-style-name="P7" draw:layer="layout" svg:width="2.25cm" svg:height="0.75cm" svg:x="17.25cm" svg:y="10.85cm">
          <draw:text-box>
            <text:p text:style-name="P6"><text:span text:style-name="T2">0.2 bar</text:span></text:p>
          </draw:text-box>
        </draw:frame>
        <draw:frame draw:style-name="gr4" draw:text-style-name="P7" draw:layer="layout" svg:width="2.25cm" svg:height="0.75cm" svg:x="17.25cm" svg:y="9.85cm">
          <draw:text-box>
            <text:p text:style-name="P6"><text:span text:style-name="T2">0.3 bar</text:span></text:p>
          </draw:text-box>
        </draw:frame>
        <draw:frame draw:style-name="gr5" draw:text-style-name="P7" draw:layer="layout" svg:width="2.25cm" svg:height="0.612cm" svg:x="17.25cm" svg:y="9.2cm">
          <draw:text-box>
            <text:p text:style-name="P6"><text:span text:style-name="T2">0.4 bar</text:span></text:p>
          </draw:text-box>
        </draw:frame>
        <draw:frame draw:style-name="gr6" draw:text-style-name="P7" draw:layer="layout" svg:width="2.25cm" svg:height="0.556cm" svg:x="17.25cm" svg:y="8.65cm">
          <draw:text-box>
            <text:p text:style-name="P6"><text:span text:style-name="T2">0.5 bar</text:span></text:p>
          </draw:text-box>
        </draw:frame>
        <draw:line draw:style-name="gr7" draw:text-style-name="P8" draw:layer="layout" svg:x1="15.4cm" svg:y1="11.425cm" svg:x2="16.9cm" svg:y2="9.65cm">
          <text:p/>
        </draw:line>
        <draw:line draw:style-name="gr7" draw:text-style-name="P8" draw:layer="layout" svg:x1="15.4cm" svg:y1="9.726cm" svg:x2="16.9cm" svg:y2="7.951cm">
          <text:p/>
        </draw:line>
        <draw:custom-shape draw:style-name="gr8" draw:text-style-name="P9" draw:layer="layout" svg:width="0.4cm" svg:height="0.4cm" svg:x="9.71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4cm" svg:height="0.4cm" svg:x="12.611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4cm" svg:height="0.4cm" svg:x="15.411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4cm" svg:height="0.4cm" svg:x="16.711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3T13:55:42.619000000</meta:creation-date>
    <dc:date>2024-09-20T12:02:24.057000000</dc:date>
    <meta:editing-duration>PT4H34M10S</meta:editing-duration>
    <meta:editing-cycles>8</meta:editing-cycles>
    <meta:generator>LibreOffice/24.2.5.2$Windows_X86_64 LibreOffice_project/bffef4ea93e59bebbeaf7f431bb02b1a39ee8a59</meta:generator>
    <meta:print-date>2024-09-20T12:02:20.757000000</meta:print-date>
    <meta:document-statistic meta:object-count="24"/>
  </office:meta>
</office:document-meta>
</file>